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euroDidacte est un projet éducatif novateur axé sur l'explication simple et accessible des réseaux de neurones. Il propose trois types de réseaux neuronaux, y compris un pour jouer au morpion, dans le but de démystifier les concepts complexes et de rendre l'apprentissage des réseaux neuronaux accessible à un large public. Grâce à des explications détaillées et des exemples concrets, NeuroDidacte vise à faciliter la compréhension et l'adoption de cette technologie prometteus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9T00:37:36.481000000</meta:creation-date>
    <dc:date>2024-03-29T00:38:28.087000000</dc:date>
    <meta:editing-duration>PT51S</meta:editing-duration>
    <meta:editing-cycles>1</meta:editing-cycles>
    <meta:document-statistic meta:table-count="0" meta:image-count="0" meta:object-count="0" meta:page-count="1" meta:paragraph-count="1" meta:word-count="71" meta:character-count="481" meta:non-whitespace-character-count="411"/>
    <meta:generator>LibreOffice/7.3.3.2$Windows_X86_64 LibreOffice_project/d1d0ea68f081ee2800a922cac8f79445e4603348</meta:generator>
  </office:meta>
</office:document-meta>
</file>